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238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ate_nr</text:p>
          </table:table-cell>
          <table:table-cell office:value-type="string" calcext:value-type="string">
            <text:p>Das Datum als Integer yyyymm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u</text:p>
          </table:table-cell>
          <table:table-cell office:value-type="string" calcext:value-type="string">
            <text:p>Gold-K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g</text:p>
          </table:table-cell>
          <table:table-cell office:value-type="string" calcext:value-type="string">
            <text:p>Silber-K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pt</text:p>
          </table:table-cell>
          <table:table-cell office:value-type="string" calcext:value-type="string">
            <text:p>Platinum-ku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p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f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kd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zd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w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xn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u_prc</text:p>
          </table:table-cell>
          <table:table-cell office:value-type="string" calcext:value-type="string">
            <text:p>Veränderung zum Vortag in 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g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pt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d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py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bp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f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kd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zd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w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xn_prc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u_20_volty</text:p>
          </table:table-cell>
          <table:table-cell office:value-type="string" calcext:value-type="string">
            <text:p>Volitiltät (Standardabweichung) der letzten 20 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ag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pt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d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py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bp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f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kd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zd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w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xn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_close</text:p>
          </table:table-cell>
          <table:table-cell office:value-type="string" calcext:value-type="string">
            <text:p>Bitcoin-Kurs per Tagese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_volume</text:p>
          </table:table-cell>
          <table:table-cell office:value-type="string" calcext:value-type="string">
            <text:p>Stückzahl gehandelt am T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_close_20_volty</text:p>
          </table:table-cell>
          <table:table-cell office:value-type="string" calcext:value-type="string">
            <text:p>Volitiltät (Standardabweichung) der letzten 20 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_volume_20_volty</text:p>
          </table:table-cell>
          <table:table-cell office:value-type="string" calcext:value-type="string">
            <text:p>Volitiltät (Standardabweichung) der letzten 20 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_1_volty</text:p>
          </table:table-cell>
          <table:table-cell office:value-type="string" calcext:value-type="string">
            <text:p>Unterschied zwischen High und Low am T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_close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_volume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_close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_volume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_1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tc_close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tc_volume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tc_close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tc_volume_20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tc_1_volty</text:p>
          </table:table-cell>
          <table:table-cell office:value-type="string" calcext:value-type="string">
            <text:p>us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_close_prc_nextday</text:p>
          </table:table-cell>
          <table:table-cell office:value-type="string" calcext:value-type="string">
            <text:p>Bitcoin-Kurs per Tagesende – Morg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_price_direction</text:p>
          </table:table-cell>
          <table:table-cell office:value-type="string" calcext:value-type="string">
            <text:p>Der Bitcoinkurs von morgen im Vergleich zu heute (1,0,-1 = aufsteigend, keine Veränderung, absteigen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_prc_bucket</text:p>
          </table:table-cell>
          <table:table-cell office:value-type="string" calcext:value-type="string">
            <text:p>Der Bitcoinkurs von morgen im Vergleich zu heute als 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nzahl Events, die mit China zu ha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Count</text:p>
          </table:table-cell>
          <table:table-cell office:value-type="string" calcext:value-type="string">
            <text:p>Gesamtanzahl Ev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Avg</text:p>
          </table:table-cell>
          <table:table-cell office:value-type="string" calcext:value-type="string">
            <text:p>Durchschnitt vom Goldstein-Wert (-10 = sehr negatives Event; 10 = sehr positives Even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mSum</text:p>
          </table:table-cell>
          <table:table-cell office:value-type="string" calcext:value-type="string">
            <text:p>Summe der “Number of Mentions” (Wie oft ein Event in den Medien erwähnt wurde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2:21:14.393873220</meta:creation-date>
    <dc:date>2018-02-06T20:44:07.305048656</dc:date>
    <meta:editing-duration>PT22H2M40S</meta:editing-duration>
    <meta:editing-cycles>6</meta:editing-cycles>
    <meta:generator>LibreOffice/5.1.6.2$Linux_X86_64 LibreOffice_project/10m0$Build-2</meta:generator>
    <meta:document-statistic meta:table-count="1" meta:cell-count="146" meta:object-count="0"/>
  </office:meta>
</office:document-meta>
</file>